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4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4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onferentie-TUD_00_1b_90_76_d3_f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nferentie-TUD_00_1b_90_76_d3_f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Uvisitor_00_1b_90_76_d3_fc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fold-dlink_00_26_5a_a9_99_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udelft-dastud_00_1b_90_76_d3_fb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Uvisitor_00_1b_90_76_d3_f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fold-linksys_00_25_9c_ca_87_e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150BRS4_00_22_f7_20_a1_9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nferentie-TUD_1c_aa_07_7b_28_0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Uvisitor_1c_aa_07_7b_28_0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Uvisitor_1c_aa_07_7b_28_0c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duroam_00_1b_90_76_d3_f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duroam_00_1b_90_76_d3_f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duroam_1c_aa_07_7b_28_0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udelft-dastud_00_1b_90_76_d3_f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udelft-dastud_1c_aa_07_7b_28_0b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nferentie-TUD_1c_aa_07_7b_28_0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LDE-™-2_5c_96_9d_65_76_8d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eduroam_1c_aa_07_7b_28_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ape_20_c9_d0_18_43_f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udelft-dastud_1c_aa_07_7b_28_0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P2P-Next_5c_d9_98_e3_e6_c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2PROSHANGUPTA-PC_78_e4_00_dc_ca_0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_00_19_aa_76_70_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ape_20_c9_d0_18_43_f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nferentie-TUD_00_1b_90_76_ce_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ferentie-TUD_1c_aa_07_7b_37_d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Uvisitor_00_1b_90_76_ce_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Uvisitor_1c_aa_07_7b_37_d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duroam_00_1b_90_76_ce_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duroam_1c_aa_07_7b_37_d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udelft-dastud_00_1b_90_76_ce_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udelft-dastud_1c_aa_07_7b_37_d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7inova_003138_04_84_8a_00_31_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LINUX_00_0e_a6_27_4d_fb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ANDER_1c_af_f7_18_0e_4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LDE-™-2 5GHz_5c_96_9d_65_76_8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itecomC2D19C_00_0c_f6_c2_d1_9c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Uvisitor_1c_aa_07_7b_37_dc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Uvisitor_1c_aa_07_7b_39_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arValon_58_6d_8f_cb_2d_e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onferentie-TUD_00_1b_90_76_ce_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ferentie-TUD_1c_aa_07_6e_31_a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ferentie-TUD_1c_aa_07_6e_31_a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ferentie-TUD_1c_aa_07_7b_37_d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ferentie-TUD_1c_aa_07_7b_39_1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onferentie-TUD_1c_aa_07_7b_39_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ubbele antenne_6c_fd_b9_5a_68_6c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FAST_65252C_d8_5d_4c_65_25_2c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P-LINK_rabbit_he_10_fe_ed_dd_5a_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Uvisitor_00_1b_90_76_ce_1c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Uvisitor_1c_aa_07_6e_31_ac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duroam_00_1b_90_76_ce_1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udelft-dastud_1c_aa_07_7b_39_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CMPR_b0_48_7a_81_d5_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Router_Joost_48_f8_b3_40_f1_a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Uvisitor_1c_aa_07_6e_31_a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Uvisitor_1c_aa_07_7b_39_1c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VGV7519F470E4_88_03_55_f4_70_e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duroam_00_1b_2b_69_47_df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duroam_1c_aa_07_6e_31_a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duroam_1c_aa_07_6e_31_af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duroam_1c_aa_07_7b_37_df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eduroam_1c_aa_07_7b_39_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udelft-dastud_00_1b_90_76_ce_1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udelft-dastud_1c_aa_07_6e_31_a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udelft-dastud_1c_aa_07_6e_31_a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udelft-dastud_1c_aa_07_7b_37_d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udelft-dastud_1c_aa_07_7b_39_1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F9949EB17_00_15_70_ad_99_c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NNANetwork_6c_fd_b9_4b_db_2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hmed’s MacBook Pro_20_c9_d0_b8_05_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ferentie-TUD_1c_aa_07_7b_37_0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EnGenius1_00_02_6f_a5_01_0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VZ_Nieuwer_64_70_02_6b_c1_8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orvezee49_6c_fd_b9_4b_ea_3c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Uvisitor_00_1b_2b_69_47_dc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Uvisitor_1c_aa_07_7b_37_0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Uvisitor_d8_24_bd_4f_cf_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_00_02_6f_a3_b1_cd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duroam_1c_aa_07_7b_39_1f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udelft-dastud_00_1b_2b_69_47_db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udelft-dastud_1c_aa_07_7b_37_0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Aperture_60_a4_4c_39_66_b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00_1b_2b_69_47_d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00_1b_2b_69_47_d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24_01_c7_76_10_b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24_01_c7_76_10_b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24_01_c7_76_2a_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2c_36_f8_d9_fc_5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2c_36_f8_d9_fc_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2c_36_f8_e8_8f_a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2c_36_f8_e8_8f_a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2c_36_f8_e8_93_0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3c_ce_73_08_1a_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onferentie-TUD_d8_24_bd_4f_cf_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vaNetHS_44_94_fc_93_0f_4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vaNet_44_94_fc_93_0f_4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lyingBlues_d4_ca_6d_98_ed_e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PCP1025-A528D4_02_22_02_13_c9_b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Hot Chicks Can Join_00_19_e3_fa_79_c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PANINVEST_88_dc_96_10_cc_8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P-LINK_4C5D14_00_25_86_4c_5d_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00_1b_2b_69_47_d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00_1b_90_76_be_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24_01_c7_76_10_b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24_01_c7_76_2a_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2c_36_f8_d9_fc_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2c_36_f8_d9_fc_5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2c_36_f8_e8_8f_a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2c_36_f8_e8_8f_a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2c_36_f8_e8_93_0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visitor_3c_ce_73_08_1a_5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sus_24g_50_46_5d_6e_1a_0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00_1b_90_76_be_4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1c_aa_07_7b_37_0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24_01_c7_76_10_b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24_01_c7_76_10_b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24_01_c7_76_2a_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2c_36_f8_d9_fc_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2c_36_f8_d9_fc_5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2c_36_f8_e8_8f_a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2c_36_f8_e8_8f_a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2c_36_f8_e8_93_0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3c_ce_73_08_1a_5f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eduroam_d8_24_bd_4f_cf_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24_01_c7_76_10_b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24_01_c7_76_10_b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24_01_c7_76_2a_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2c_36_f8_d9_fc_5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2c_36_f8_d9_fc_5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2c_36_f8_e8_8f_a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2c_36_f8_e8_8f_a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2c_36_f8_e8_93_0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3c_ce_73_08_1a_5b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delft-dastud_d8_24_bd_4f_cf_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324AF938DB_00_15_70_ad_99_c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94EC1AD878_00_15_70_ad_99_c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ferentie-TUD_1c_aa_07_7b_37_0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ferentie-TUD_24_01_c7_76_27_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ferentie-TUD_24_01_c7_76_2a_3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ferentie-TUD_b8_be_bf_b7_7c_4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onferentie-TUD_d8_24_bd_4f_cf_1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ls don't connect me!_ec_88_8f_de_1e_c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Rosheuvel_48_f8_b3_2e_39_9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P-LINK_C862B0_00_27_19_c8_62_b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Uvisitor_1c_aa_07_7b_37_0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Uvisitor_24_01_c7_76_2a_3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Uvisitor_d8_24_bd_4f_cf_1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Winternet_48_f8_b3_2c_f6_a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geitisgemolken_00_1b_11_69_55_8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duroam_1c_aa_07_7b_37_0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duroam_24_01_c7_76_27_3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duroam_24_01_c7_76_2a_3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duroam_d8_24_bd_4f_cf_1f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dusloom_1c_af_f7_7f_6f_c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udelft-dastud_24_01_c7_76_2a_3b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78F01EC46C_00_15_70_ad_99_c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itya_9c_d6_43_cc_01_6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irport56_20_aa_4b_eb_4c_4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52_64_70_02_85_1a_0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IFI_00_02_6f_59_f0_4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kkertje_00_14_5c_84_78_a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alPol_D_E_c8_3a_35_37_f2_e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220N5B5536_98_f5_37_5b_55_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ywifi_14_d6_4d_2e_88_f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gostick-gast_98_fc_11_88_34_0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gostick_98_fc_11_88_34_0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nda_F2D4D8_c8_3a_35_f2_d4_d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Ziggo27019_54_be_f7_27_46_9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_00_14_bf_dc_01_ff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_00_24_97_17_6f_d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olname_00_0c_f6_2b_65_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duroam_b8_be_bf_b7_7c_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loepsiepoepsie_48_5b_39_bd_49_5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udelft-dastud_1c_aa_07_7b_37_0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udelft-dastud_24_01_c7_29_99_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udelft-dastud_24_01_c7_76_27_3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udelft-dastud_b8_be_bf_b7_7c_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udelft-dastud_d8_24_bd_4f_cf_1b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xolotl Paradise_90_f6_52_54_f4_bc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ALPOL162_00_16_0a_18_95_0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ourbonstreet_00_14_bf_b2_41_8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entraalStationDelft_00_1c_df_ea_ba_3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ferentie-TUD_24_01_c7_29_99_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ferentie-TUD_a8_b1_d4_c5_55_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nectify-me_16_2f_68_6d_c6_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AST_AABA40_40_16_9f_aa_ba_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IAD21_2G_bc_ee_7b_c3_46_d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reddieDelft_64_70_02_7b_a2_1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Hrz_64_d1_a3_06_ef_a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CIDU_6c_fd_b9_82_43_f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mathewthomas-guest_c0_c1_c0_03_ac_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mathewthomas_c0_c1_c0_03_ac_0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RCURY_4F510E_cc_34_29_4f_51_0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ilehighclub_00_26_5a_9c_50_a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shaRasa2.4GHz_c0_4a_00_51_03_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7sen AirPort_88_1f_a1_30_b9_b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ETGEAR73_04_a1_51_af_30_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INDAKAAAAS_c0_4a_00_84_6b_6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oskam_80_ea_96_f2_ab_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curity W-LAN 3.1_54_e6_fc_f1_21_b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tecom0264C8_64_d1_a3_02_64_c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tecomD7E760_00_0c_f6_d7_e7_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eedTouchF8155F_00_1d_68_db_eb_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upermooi_20_aa_4b_73_1e_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BP WiFi_80_ea_96_f3_d6_1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visitor_00_1b_2b_69_22_c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visitor_24_01_c7_29_99_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visitor_24_01_c7_76_27_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visitor_b8_be_bf_b7_7c_4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ele2-modem_00_1d_60_01_86_f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nda_1FD958_c8_3a_35_1f_d9_5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VM_58_6d_8f_f1_4c_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PiMa_00_24_8c_2b_91_a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duroam_00_1b_2b_69_22_c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duroam_24_01_c7_29_99_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duroam_50_1c_bf_e2_37_bf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ectric feel 2.4_00_26_5a_c9_c4_6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sa_9c_21_6a_e6_61_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nthouse_f8_d1_11_54_f3_e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low_c8_3a_35_1b_4b_c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delft-dastud_00_17_0f_83_50_b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delft-dastud_00_1b_2b_69_22_cb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udelft-dastud_50_1c_bf_e2_37_bb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21888038_c8_d3_a3_16_92_e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5F9949EB17_00_15_70_ad_90_1f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78F01EC46C_00_15_70_ad_90_1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RV7519A53C56_88_25_2c_a5_3c_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LPOL422_00_22_6b_7b_dd_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OLT! SUPER 4G-4B78_78_e8_b6_db_4b_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W1082_00_1b_b1_ef_b0_9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baloe_64_d1_a3_0f_df_0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lpol96_58_6d_8f_82_12_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erentie-TUD_00_1b_2b_69_22_c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erentie-TUD_00_1b_90_76_cc_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erentie-TUD_24_01_c7_76_27_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nect for pictures of cats!_6c_fd_b9_5a_62_0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Hoepelnet_08_60_6e_cc_76_f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kzak_6c_fd_b9_30_95_3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zzydeviL's_00_14_5c_88_5a_e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YN-PC_Network_68_7f_74_4a_ab_c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TVerbinding_58_6d_8f_d9_11_b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EE AMANDA!_64_70_02_cb_89_3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HP8E941D_02_24_a4_a7_e1_a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appy-Geeks_f8_1e_df_dd_d0_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et Internet_00_25_9c_fb_f0_f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CE-ELANNE_a8_57_4e_33_0c_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CIDU_6c_fd_b9_4d_fe_b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ier_a0_f3_c1_9f_1b_5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&amp;C 3e_c0_c1_c0_50_e0_5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PPY-27650_8c_a9_82_52_53_0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hser_00_1a_2b_8f_d9_3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wen_00_11_d8_4c_ce_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nthouse_30_46_9a_45_22_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RM_f8_1a_67_8c_72_d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C-PC_Network_ec_17_2f_8d_5f_e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ARGATE_00_02_6f_f7_61_2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hade_30_46_9a_91_4f_c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tecomE65838_00_0c_f6_e6_58_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norlax_84_c9_b2_6d_70_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permooi_20_aa_4b_73_1e_1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BP WiFi_80_ea_96_f3_d6_1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P-LINK_2.4GHz_57E287_c0_4a_00_57_e2_8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P-LINK_915C12_0c_82_68_91_5c_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visitor_00_17_0f_83_4b_e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visitor_00_17_0f_83_50_b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visitor_00_1b_90_76_cc_5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visitor_00_1b_90_76_d7_b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visitor_6c_99_89_f3_ec_9c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+Net e003_00_40_5a_ac_e0_0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GV7519AD935C_1c_c6_3c_ad_93_5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GV7519BB58A4_84_9c_a6_bb_58_a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GV7519C3416B_84_9c_a6_c3_41_6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Y-PC_bc_d1_77_bb_42_b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illems2_c0_a0_bb_f7_f6_6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Wireless Tom_00_22_6b_f6_1c_e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ZDND1_00_1e_e5_8d_c6_b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iggo_56_be_f7_27_46_9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derTougie-guest_c0_c1_c0_5a_76_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ZonderTougie_c0_c1_c0_5a_76_9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_00_40_5a_ac_e0_0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_4a_f8_b3_7c_98_5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_90_72_40_22_1d_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elkin.3e9d_08_86_3b_98_8e_9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rfniw_wlan_90_f6_52_40_02_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roam_00_1b_90_76_cc_5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roam_50_1c_bf_e2_32_2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roam_6c_99_89_f3_ec_9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duroam_b8_be_bf_69_6e_4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rdijkdelft_00_1e_c1_4d_0a_b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l-nno.tudelft.wleiden.net_dc_9f_db_2e_0e_a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l-zw.tudelft.wleiden.net_dc_9f_db_2e_0d_7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BALPOL560_00_1a_70_9a_56_1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o-LINK_A10EAA_28_2c_b2_a1_0e_a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andstorm_d4_ca_6d_87_34_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isisntthewifiyourelookingfor_f8_d1_11_ad_a5_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delft-dastud_00_13_60_ef_86_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delft-dastud_00_1b_90_76_cc_5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udelft-dastud_6c_99_89_f3_ec_9b</text:p>
          </table:table-cell>
          <table:table-cell office:value-type="float" office:value="1">
            <text:p>1</text:p>
          </table:table-cell>
        </table:table-row>
      </table:table>
      <table:table table:name="9per17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Conferentie-TUD_00_1b_90_76_d3_f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Conferentie-TUD_00_1b_90_76_d3_f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Uvisitor_00_1b_90_76_d3_fc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fold-dlink_00_26_5a_a9_99_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udelft-dastud_00_1b_90_76_d3_fb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Uvisitor_00_1b_90_76_d3_f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fold-linksys_00_25_9c_ca_87_e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C150BRS4_00_22_f7_20_a1_9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nferentie-TUD_1c_aa_07_7b_28_0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Uvisitor_1c_aa_07_7b_28_0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Uvisitor_1c_aa_07_7b_28_0c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duroam_00_1b_90_76_d3_f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duroam_00_1b_90_76_d3_f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eduroam_1c_aa_07_7b_28_0f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udelft-dastud_00_1b_90_76_d3_f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udelft-dastud_1c_aa_07_7b_28_0b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nferentie-TUD_1c_aa_07_7b_28_0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LDE-™-2_5c_96_9d_65_76_8d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eduroam_1c_aa_07_7b_28_0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ape_20_c9_d0_18_43_f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udelft-dastud_1c_aa_07_7b_28_04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P2P-Next_5c_d9_98_e3_e6_c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P2PROSHANGUPTA-PC_78_e4_00_dc_ca_0e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_00_19_aa_76_70_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ape_20_c9_d0_18_43_f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onferentie-TUD_00_1b_90_76_ce_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onferentie-TUD_1c_aa_07_7b_37_d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Uvisitor_00_1b_90_76_ce_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Uvisitor_1c_aa_07_7b_37_d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duroam_00_1b_90_76_ce_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eduroam_1c_aa_07_7b_37_d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udelft-dastud_00_1b_90_76_ce_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udelft-dastud_1c_aa_07_7b_37_d4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7inova_003138_04_84_8a_00_31_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KLINUX_00_0e_a6_27_4d_fb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ANDER_1c_af_f7_18_0e_4a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LDE-™-2 5GHz_5c_96_9d_65_76_8e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itecomC2D19C_00_0c_f6_c2_d1_9c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Uvisitor_1c_aa_07_7b_37_dc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Uvisitor_1c_aa_07_7b_39_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arValon_58_6d_8f_cb_2d_e0</text:p>
          </table:table-cell>
          <table:table-cell office:value-type="float" office:value="9">
            <text:p>9</text:p>
          </table:table-cell>
        </table:table-row>
      </table:table>
      <table:named-expressions/>
      <table:database-ranges>
        <table:database-range table:name="__Anonymous_Sheet_DB__0" table:target-range-address="All.A1:All.B30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</meta:initial-creator>
    <meta:creation-date>2014-05-29T22:28:12</meta:creation-date>
    <dc:date>2014-05-29T23:02:53</dc:date>
    <dc:creator>Luis </dc:creator>
    <meta:editing-duration>PT4M20S</meta:editing-duration>
    <meta:editing-cycles>1</meta:editing-cycles>
    <meta:document-statistic meta:table-count="2" meta:cell-count="682" meta:object-count="0"/>
    <meta:generator>LibreOffice/4.0.2.2$Linux_x86 LibreOffice_project/400m0$Build-2</meta:generator>
  </office:meta>
</office:document-meta>
</file>